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1000003C048D24D8B872218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15.604cm, 9.057cm, 7.14cm, 5.316cm)" draw:image-opacity="100%" style:mirror="none"/>
    </style:style>
    <style:style style:name="gr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56cm" fo:min-width="2.802cm"/>
    </style:style>
    <style:style style:name="gr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798cm" fo:min-width="1.659cm"/>
    </style:style>
    <style:style style:name="gr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943cm" fo:min-width="0.771cm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671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Звичайний">
        <draw:frame draw:style-name="gr1" draw:text-style-name="P1" draw:layer="layout" svg:width="8.128cm" svg:height="11.303cm" svg:x="7.35cm" svg:y="8.493cm">
          <draw:image xlink:href="Pictures/1000000000000261000003C048D24D8B8722187B.jpg" xlink:type="simple" xlink:show="embed" xlink:actuate="onLoad" loext:mime-type="image/jpeg">
            <text:p/>
          </draw:image>
        </draw:frame>
        <draw:custom-shape draw:style-name="gr2" draw:text-style-name="P2" draw:layer="layout" svg:width="3.302cm" svg:height="3.81cm" svg:x="12.303cm" svg:y="16.113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" draw:text-style-name="P2" draw:layer="layout" svg:width="2.159cm" svg:height="3.048cm" svg:x="7.096cm" svg:y="8.366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4" draw:text-style-name="P2" draw:layer="layout" svg:width="2.54cm" svg:height="3.683cm" svg:x="7.223cm" svg:y="16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3.048cm" svg:height="2.921cm" svg:x="12.684cm" svg:y="8.365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06T08:59:02.152000000</dc:date>
    <meta:editing-duration>PT4M59S</meta:editing-duration>
    <meta:editing-cycles>1</meta:editing-cycles>
    <meta:document-statistic meta:object-count="5"/>
    <meta:generator>Neat_Office/6.2.8.2$Windows_x86 LibreOffice_project/</meta:generator>
  </office:meta>
</office:document-meta>
</file>